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14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Theoritical (A)</text:p>
          </table:table-cell>
          <table:table-cell office:value-type="string" calcext:value-type="string">
            <text:p>observed (A)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edshift</text:p>
          </table:table-cell>
          <table:table-cell/>
          <table:table-cell table:style-name="ce3" office:value-type="string" calcext:value-type="string" table:number-columns-spanned="3" table:number-rows-spanned="6">
            <text:p>These are just for testing →</text:p>
          </table:table-cell>
          <table:covered-table-cell table:number-columns-repeated="2"/>
          <table:table-cell office:value-type="string" calcext:value-type="string">
            <text:p>theoritical</text:p>
          </table:table-cell>
          <table:table-cell office:value-type="string" calcext:value-type="string">
            <text:p>expected obs.</text:p>
          </table:table-cell>
          <table:table-cell/>
          <table:table-cell office:value-type="string" calcext:value-type="string">
            <text:p>observed</text:p>
          </table:table-cell>
          <table:table-cell office:value-type="string" calcext:value-type="string">
            <text:p>expeced th.</text:p>
          </table:table-cell>
        </table:table-row>
        <table:table-row table:style-name="ro1">
          <table:table-cell office:value-type="string" calcext:value-type="string">
            <text:p>NII</text:p>
          </table:table-cell>
          <table:table-cell office:value-type="float" office:value="6549.86" calcext:value-type="float">
            <text:p>6549.86</text:p>
          </table:table-cell>
          <table:table-cell office:value-type="float" office:value="6954.14" calcext:value-type="float">
            <text:p>6954.14</text:p>
          </table:table-cell>
          <table:table-cell office:value-type="float" office:value="3.733" calcext:value-type="float">
            <text:p>3.733</text:p>
          </table:table-cell>
          <table:table-cell table:formula="of:=ABS([.C2]-[.B2])/[.B2]" office:value-type="float" office:value="0.0617234566845705" calcext:value-type="float">
            <text:p>0.0617234567</text:p>
          </table:table-cell>
          <table:table-cell/>
          <table:covered-table-cell table:number-columns-repeated="3"/>
          <table:table-cell office:value-type="float" office:value="5876" calcext:value-type="float">
            <text:p>5876</text:p>
          </table:table-cell>
          <table:table-cell table:formula="of:=[.J2]*(1+[.$E$10])" office:value-type="float" office:value="6238.49520682705" calcext:value-type="float">
            <text:p>6238.4952068271</text:p>
          </table:table-cell>
          <table:table-cell/>
          <table:table-cell office:value-type="float" office:value="7173" calcext:value-type="float">
            <text:p>7173</text:p>
          </table:table-cell>
          <table:table-cell table:formula="of:=[.M2]/(1+[.$E$10])" office:value-type="float" office:value="6756.20427725505" calcext:value-type="float">
            <text:p>6756.2042772551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6564.61" calcext:value-type="float">
            <text:p>6564.61</text:p>
          </table:table-cell>
          <table:table-cell office:value-type="float" office:value="6969.79" calcext:value-type="float">
            <text:p>6969.79</text:p>
          </table:table-cell>
          <table:table-cell office:value-type="float" office:value="4.286" calcext:value-type="float">
            <text:p>4.286</text:p>
          </table:table-cell>
          <table:table-cell table:formula="of:=ABS([.C3]-[.B3])/[.B3]" office:value-type="float" office:value="0.0617218692351869" calcext:value-type="float">
            <text:p>0.0617218692</text:p>
          </table:table-cell>
          <table:table-cell/>
          <table:covered-table-cell table:number-columns-repeated="3"/>
          <table:table-cell office:value-type="float" office:value="6564.61" calcext:value-type="float">
            <text:p>6564.61</text:p>
          </table:table-cell>
          <table:table-cell table:formula="of:=[.J3]*(1+[.$E$10])" office:value-type="float" office:value="6969.58611635277" calcext:value-type="float">
            <text:p>6969.5861163528</text:p>
          </table:table-cell>
          <table:table-cell/>
          <table:table-cell office:value-type="float" office:value="7280" calcext:value-type="float">
            <text:p>7280</text:p>
          </table:table-cell>
          <table:table-cell table:formula="of:=[.M3]/(1+[.$E$10])" office:value-type="float" office:value="6856.98691459874" calcext:value-type="float">
            <text:p>6856.9869145987</text:p>
          </table:table-cell>
        </table:table-row>
        <table:table-row table:style-name="ro1">
          <table:table-cell office:value-type="string" calcext:value-type="string">
            <text:p>NII</text:p>
          </table:table-cell>
          <table:table-cell office:value-type="float" office:value="6585.27" calcext:value-type="float">
            <text:p>6585.27</text:p>
          </table:table-cell>
          <table:table-cell office:value-type="float" office:value="6991.65" calcext:value-type="float">
            <text:p>6991.65</text:p>
          </table:table-cell>
          <table:table-cell office:value-type="float" office:value="3.77" calcext:value-type="float">
            <text:p>3.77</text:p>
          </table:table-cell>
          <table:table-cell table:formula="of:=ABS([.C4]-[.B4])/[.B4]" office:value-type="float" office:value="0.0617104537854939" calcext:value-type="float">
            <text:p>0.0617104538</text:p>
          </table:table-cell>
          <table:table-cell/>
          <table:covered-table-cell table:number-columns-repeated="3"/>
          <table:table-cell office:value-type="float" office:value="6716" calcext:value-type="float">
            <text:p>6716</text:p>
          </table:table-cell>
          <table:table-cell table:formula="of:=[.J4]*(1+[.$E$10])" office:value-type="float" office:value="7130.3154882659" calcext:value-type="float">
            <text:p>7130.3154882659</text:p>
          </table:table-cell>
          <table:table-cell/>
          <table:table-cell office:value-type="float" office:value="6300" calcext:value-type="float">
            <text:p>6300</text:p>
          </table:table-cell>
          <table:table-cell table:formula="of:=[.M4]/(1+[.$E$10])" office:value-type="float" office:value="5933.93098378737" calcext:value-type="float">
            <text:p>5933.9309837874</text:p>
          </table:table-cell>
        </table:table-row>
        <table:table-row table:style-name="ro1">
          <table:table-cell office:value-type="string" calcext:value-type="string">
            <text:p>SII</text:p>
          </table:table-cell>
          <table:table-cell table:style-name="ce1" office:value-type="float" office:value="6718.29" calcext:value-type="float">
            <text:p>6718.29</text:p>
          </table:table-cell>
          <table:table-cell office:value-type="float" office:value="7132.51" calcext:value-type="float">
            <text:p>7132.51</text:p>
          </table:table-cell>
          <table:table-cell office:value-type="float" office:value="2.513" calcext:value-type="float">
            <text:p>2.513</text:p>
          </table:table-cell>
          <table:table-cell table:formula="of:=ABS([.C5]-[.B5])/[.B5]" office:value-type="float" office:value="0.061655570092985" calcext:value-type="float">
            <text:p>0.0616555701</text:p>
          </table:table-cell>
          <table:table-cell/>
          <table:covered-table-cell table:number-columns-repeated="3"/>
          <table:table-cell office:value-type="float" office:value="6734" calcext:value-type="float">
            <text:p>6734</text:p>
          </table:table-cell>
          <table:table-cell table:formula="of:=[.J5]*(1+[.$E$10])" office:value-type="float" office:value="7149.42592286816" calcext:value-type="float">
            <text:p>7149.4259228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I</text:p>
          </table:table-cell>
          <table:table-cell table:style-name="ce1" office:value-type="float" office:value="6732.67" calcext:value-type="float">
            <text:p>6732.67</text:p>
          </table:table-cell>
          <table:table-cell office:value-type="float" office:value="7147.69" calcext:value-type="float">
            <text:p>7147.69</text:p>
          </table:table-cell>
          <table:table-cell office:value-type="float" office:value="5.76" calcext:value-type="float">
            <text:p>5.76</text:p>
          </table:table-cell>
          <table:table-cell table:formula="of:=ABS([.C6]-[.B6])/[.B6]" office:value-type="float" office:value="0.061642706385431" calcext:value-type="float">
            <text:p>0.0616427064</text:p>
          </table:table-cell>
          <table:table-cell/>
          <table:covered-table-cell table:number-columns-repeated="3"/>
          <table:table-cell office:value-type="float" office:value="5007" calcext:value-type="float">
            <text:p>5007</text:p>
          </table:table-cell>
          <table:table-cell table:formula="of:=[.J6]*(1+[.$E$10])" office:value-type="float" office:value="5315.88589186232" calcext:value-type="float">
            <text:p>5315.88589186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AVERAGE([.D2:.D6])" office:value-type="float" office:value="4.0124" calcext:value-type="float">
            <text:p>4.012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TDEV([.D2:.D6])" office:value-type="float" office:value="1.17409382078265" calcext:value-type="float">
            <text:p>1.174093820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2:.E6])" office:value-type="float" office:value="0.0616908112367334" calcext:value-type="float">
            <text:p>0.06169081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TDEV</text:p>
          </table:table-cell>
          <table:table-cell table:style-name="ce2" table:formula="of:=STDEV([.E2:.E6])" office:value-type="float" office:value="0.0000386399054920906" calcext:value-type="float">
            <text:p>0.00003864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3:52:51.270127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9:00:40.126902665</meta:creation-date>
    <dc:date>2018-04-09T13:54:08.340089809</dc:date>
    <meta:editing-duration>PT2H44M36S</meta:editing-duration>
    <meta:editing-cycles>9</meta:editing-cycles>
    <meta:generator>LibreOffice/5.1.6.2$Linux_X86_64 LibreOffice_project/10m0$Build-2</meta:generator>
    <meta:document-statistic meta:table-count="1" meta:cell-count="56" meta:object-count="0"/>
  </office:meta>
</office:document-meta>
</file>